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646cm" fo:min-width="2.2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097cm" fo:min-width="1.582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683cm" fo:min-width="1.608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/>
    </style:style>
    <style:style style:name="gr6" style:family="graphic" style:parent-style-name="Green_5f_line">
      <style:graphic-properties draw:marker-end="" draw:textarea-vertical-align="middle"/>
    </style:style>
    <style:style style:name="gr7" style:family="graphic" style:parent-style-name="Green_5f_line">
      <style:graphic-properties draw:stroke="none"/>
      <style:paragraph-properties style:writing-mode="lr-tb"/>
    </style:style>
    <style:style style:name="gr8" style:family="graphic" style:parent-style-name="objectwithoutfill">
      <style:graphic-properties svg:stroke-color="#158466" draw:fill="none" draw:textarea-vertical-align="middle"/>
    </style:style>
    <style:style style:name="gr9" style:family="graphic" style:parent-style-name="objectwithoutfill">
      <style:graphic-properties svg:stroke-color="#158466" draw:marker-end="Arrowheads_20_26" draw:marker-end-width="0.3cm" draw:fill="none" draw:textarea-vertical-align="middle"/>
    </style:style>
    <style:style style:name="gr10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3.048cm" svg:height="1.27cm" svg:x="4.035cm" svg:y="3.54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4" draw:id="id4" draw:layer="layout" svg:width="3.048cm" svg:height="1.27cm" svg:x="4.035cm" svg:y="18.78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9" draw:id="id9" draw:layer="layout" svg:width="4.216cm" svg:height="0.711cm" svg:x="3.451cm" svg:y="7.274cm">
          <text:p><text:span text:style-name="T1">set attr=%~a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8" draw:id="id8" draw:layer="layout" svg:width="3.422cm" svg:height="1.346cm" svg:x="3.848cm" svg:y="5.369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1" draw:id="id1" draw:layer="layout" svg:width="4.216cm" svg:height="1.865cm" svg:x="3.451cm" svg:y="8.66cm">
          <text:p>not defined att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" draw:id="id2" draw:layer="layout" svg:width="4.216cm" svg:height="1.865cm" svg:x="7.35cm" svg:y="10.842cm">
          <text:p>[%2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4.216cm" svg:height="0.711cm" svg:x="11.182cm" svg:y="13.548cm">
          <text:p><text:span text:style-name="T1">copy %2 %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4.216cm" svg:height="0.711cm" svg:x="11.182cm" svg:y="14.894cm">
          <text:p><text:span text:style-name="T1">shift /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layer="layout" svg:x1="7.667cm" svg:y1="9.593cm" svg:x2="9.458cm" svg:y2="10.842cm" draw:start-shape="id1" draw:start-glue-point="7" draw:end-shape="id2" draw:end-glue-point="4" svg:d="M7667 9593h1791v1249" svg:viewBox="0 0 1792 1250">
          <text:p/>
        </draw:connector>
        <draw:connector draw:style-name="gr5" draw:layer="layout" svg:x1="11.566cm" svg:y1="11.775cm" svg:x2="13.29cm" svg:y2="13.548cm" draw:start-shape="id2" draw:start-glue-point="7" draw:end-shape="id3" draw:end-glue-point="4" svg:d="M11566 11775h1724v1773" svg:viewBox="0 0 1725 1774">
          <text:p/>
        </draw:connector>
        <draw:connector draw:style-name="gr5" draw:layer="layout" draw:type="line" svg:x1="5.559cm" svg:y1="10.525cm" svg:x2="5.559cm" svg:y2="18.78cm" draw:start-shape="id1" draw:start-glue-point="6" draw:end-shape="id4" draw:end-glue-point="4" svg:d="M5559 10525v8255" svg:viewBox="0 0 1 8256">
          <text:p/>
        </draw:connector>
        <draw:connector draw:style-name="gr6" draw:layer="layout" svg:x1="13.29cm" svg:y1="15.605cm" svg:x2="16.232cm" svg:y2="17.145cm" draw:start-shape="id5" draw:start-glue-point="6" draw:end-shape="id6" draw:end-glue-point="2" svg:d="M13290 15605v1540h2942" svg:viewBox="0 0 2943 1541">
          <text:p/>
        </draw:connector>
        <draw:connector draw:style-name="gr6" xml:id="id6" draw:id="id6" draw:layer="layout" draw:type="line" svg:x1="16.232cm" svg:y1="17.145cm" svg:x2="16.244cm" svg:y2="10.149cm" svg:d="M16232 17145l12-6996" svg:viewBox="0 0 13 6997">
          <text:p/>
        </draw:connector>
        <draw:frame draw:style-name="gr7" draw:layer="layout" svg:width="1.27cm" svg:height="0.317cm" svg:x="7.35cm" svg:y="8.938cm">
          <draw:text-box>
            <text:p>нет</text:p>
          </draw:text-box>
        </draw:frame>
        <draw:frame draw:style-name="gr7" draw:layer="layout" svg:width="0.953cm" svg:height="0.317cm" svg:x="4.492cm" svg:y="10.525cm">
          <draw:text-box>
            <text:p>да</text:p>
          </draw:text-box>
        </draw:frame>
        <draw:frame draw:style-name="gr7" draw:layer="layout" svg:width="1.269cm" svg:height="0.317cm" svg:x="11.477cm" svg:y="11.124cm">
          <draw:text-box>
            <text:p>нет</text:p>
          </draw:text-box>
        </draw:frame>
        <draw:frame draw:style-name="gr7" draw:layer="layout" svg:width="0.953cm" svg:height="0.317cm" svg:x="6.397cm" svg:y="11.16cm">
          <draw:text-box>
            <text:p>да</text:p>
          </draw:text-box>
        </draw:frame>
        <draw:connector draw:style-name="gr8" draw:text-style-name="P2" draw:layer="layout" draw:type="line" svg:x1="13.279cm" svg:y1="14.259cm" svg:x2="13.29cm" svg:y2="14.894cm" draw:end-shape="id5" draw:end-glue-point="4" svg:d="M13279 14259l11 635" svg:viewBox="0 0 12 636">
          <text:p/>
        </draw:connector>
        <draw:connector draw:style-name="gr8" draw:text-style-name="P2" draw:layer="layout" draw:type="line" svg:x1="5.559cm" svg:y1="4.81cm" svg:x2="5.559cm" svg:y2="5.369cm" draw:start-shape="id7" draw:start-glue-point="6" draw:end-shape="id8" draw:end-glue-point="5" svg:d="M5559 4810v559" svg:viewBox="0 0 1 560">
          <text:p/>
        </draw:connector>
        <draw:connector draw:style-name="gr8" draw:text-style-name="P2" draw:layer="layout" draw:type="line" svg:x1="5.559cm" svg:y1="6.715cm" svg:x2="5.559cm" svg:y2="7.274cm" draw:start-shape="id8" draw:start-glue-point="8" draw:end-shape="id9" draw:end-glue-point="4" svg:d="M5559 6715v559" svg:viewBox="0 0 1 560">
          <text:p/>
        </draw:connector>
        <draw:connector draw:style-name="gr8" draw:text-style-name="P2" draw:layer="layout" draw:type="line" svg:x1="5.559cm" svg:y1="7.985cm" svg:x2="5.559cm" svg:y2="8.66cm" draw:start-shape="id9" draw:start-glue-point="6" draw:end-shape="id1" draw:end-glue-point="4" svg:d="M5559 7985v675" svg:viewBox="0 0 1 676">
          <text:p/>
        </draw:connector>
        <draw:connector draw:style-name="gr9" draw:text-style-name="P2" draw:layer="layout" draw:type="line" svg:x1="7.35cm" svg:y1="11.775cm" svg:x2="5.557cm" svg:y2="11.8cm" draw:start-shape="id2" draw:start-glue-point="5" svg:d="M7350 11775l-1793 25" svg:viewBox="0 0 1794 26">
          <text:p/>
        </draw:connector>
        <draw:connector draw:style-name="gr10" draw:text-style-name="P2" draw:layer="layout" draw:type="line" svg:x1="16.244cm" svg:y1="10.149cm" svg:x2="9.454cm" svg:y2="10.125cm" draw:start-shape="id6" draw:start-glue-point="3" svg:d="M16244 10149l-6790-24" svg:viewBox="0 0 6791 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9T04:09:27.496000000</dc:date>
    <meta:editing-duration>PT7H34M40S</meta:editing-duration>
    <meta:editing-cycles>50</meta:editing-cycles>
    <meta:document-statistic meta:object-count="23"/>
  </office:meta>
</office:document-meta>
</file>